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1866in" fo:margin-right="0in" fo:line-height="100%" fo:text-indent="0in" style:auto-text-indent="false" style:page-number="auto"/>
      <style:text-properties officeooo:paragraph-rsid="000e97b6"/>
    </style:style>
    <style:style style:name="P2" style:family="paragraph" style:parent-style-name="Standard" style:master-page-name="">
      <loext:graphic-properties draw:fill="none"/>
      <style:paragraph-properties fo:margin-left="0.1866in" fo:margin-right="0in" fo:line-height="100%" fo:text-indent="0in" style:auto-text-indent="false" style:page-number="auto"/>
    </style:style>
    <style:style style:name="P3" style:family="paragraph" style:parent-style-name="Standard">
      <loext:graphic-properties draw:fill="none"/>
      <style:paragraph-properties fo:margin-left="0.1866in" fo:margin-right="0in" fo:line-height="100%" fo:text-indent="0in" style:auto-text-indent="false"/>
      <style:text-properties officeooo:paragraph-rsid="000e97b6"/>
    </style:style>
    <style:style style:name="P4" style:family="paragraph" style:parent-style-name="Standard">
      <loext:graphic-properties draw:fill="none"/>
      <style:paragraph-properties fo:margin-left="0.1866in" fo:margin-right="0in" fo:line-height="100%" fo:text-indent="0in" style:auto-text-indent="fals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1"/>
          <text:p text:style-name="P3"><text:database-display text:table-name="Cinderellas2015 (1)" text:table-type="table" text:column-name="Cinderella FName" text:database-name="PrinterProblemEditCinderellaDB">Baileigh</text:database-display><text:line-break/><text:database-display text:table-name="Cinderellas2015 (1)" text:table-type="table" text:column-name="Cinderella LName" text:database-name="PrinterProblemEditCinderellaDB">Embry</text:database-display><text:database-next text:table-name="Cinderellas2015 (1)" text:table-type="table" text:condition="ooow:True" text:database-name="PrinterProblemEditCinderellaDB"/>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1"/>
          <text:p text:style-name="P3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1"/>
          <text:p text:style-name="P3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P1"/>
          <text:p text:style-name="P3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P1"/>
          <text:p text:style-name="P3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P2"/>
          <text:p text:style-name="P4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 Automatically Select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42:36.905000000</meta:creation-date>
    <dc:date>2015-03-19T12:50:10.439000000</dc:date>
    <meta:editing-duration>PT7M35S</meta:editing-duration>
    <meta:editing-cycles>1</meta:editing-cycles>
    <meta:document-statistic meta:table-count="0" meta:image-count="0" meta:object-count="0" meta:page-count="1" meta:paragraph-count="30" meta:word-count="120" meta:character-count="1110" meta:non-whitespace-character-count="1020"/>
    <meta:generator>LibreOffice/4.4.1.2$Windows_x86 LibreOffice_project/45e2de17089c24a1fa810c8f975a7171ba4cd432</meta:generator>
  </office:meta>
</office:document-meta>
</file>